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Liberation Serif" fo:font-size="12pt" fo:language="en" fo:country="US" officeooo:rsid="0018b381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" style:family="paragraph" style:parent-style-name="Standard" style:list-style-name="L1">
      <style:text-properties officeooo:paragraph-rsid="001f5206"/>
    </style:style>
    <style:style style:name="P3" style:family="paragraph" style:parent-style-name="Standard" style:list-style-name="L1">
      <style:text-properties fo:color="#00000a" style:font-name="Liberation Serif" fo:font-size="12pt" fo:language="en" fo:country="US" officeooo:rsid="001f449b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4" style:family="paragraph" style:parent-style-name="Standard" style:list-style-name="L1">
      <style:text-properties fo:color="#00000a" style:font-name="Liberation Serif" fo:font-size="12pt" fo:language="en" fo:country="US" officeooo:rsid="00179f00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" style:family="paragraph" style:parent-style-name="Standard" style:list-style-name="L1">
      <style:text-properties fo:color="#00000a" style:font-name="Liberation Serif" fo:font-size="12pt" fo:language="en" fo:country="US" officeooo:rsid="00179f00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6" style:family="paragraph" style:parent-style-name="Standard" style:list-style-name="L1">
      <style:text-properties fo:color="#00000a" style:font-name="Liberation Serif" fo:font-size="12pt" fo:language="en" fo:country="US" officeooo:rsid="0017a415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" style:family="paragraph" style:parent-style-name="Standard" style:list-style-name="L1">
      <style:text-properties fo:color="#00000a" style:font-name="Liberation Serif" fo:font-size="12pt" fo:language="en" fo:country="US" officeooo:rsid="0017c7aa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8" style:family="paragraph" style:parent-style-name="Standard" style:list-style-name="L1">
      <style:text-properties fo:color="#00000a" style:font-name="Liberation Serif" fo:font-size="12pt" fo:language="en" fo:country="US" officeooo:rsid="0017c7aa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9" style:family="paragraph" style:parent-style-name="Standard" style:list-style-name="L1">
      <style:text-properties fo:color="#00000a" style:font-name="Liberation Serif" fo:font-size="12pt" fo:language="en" fo:country="US" officeooo:rsid="0017f5c1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0" style:family="paragraph" style:parent-style-name="Standard" style:list-style-name="L1">
      <style:text-properties fo:color="#00000a" style:font-name="Liberation Serif" fo:font-size="12pt" fo:language="en" fo:country="US" officeooo:rsid="0017f5c1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1" style:family="paragraph" style:parent-style-name="Standard" style:list-style-name="L1">
      <style:text-properties fo:color="#00000a" style:font-name="Liberation Serif" fo:font-size="12pt" fo:language="en" fo:country="US" officeooo:rsid="0018b381" officeooo:paragraph-rsid="001f449b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2" style:family="paragraph" style:parent-style-name="Standard" style:list-style-name="L1">
      <style:text-properties fo:color="#00000a" style:font-name="Liberation Serif" fo:font-size="12pt" fo:language="en" fo:country="US" officeooo:rsid="001a9d5d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3" style:family="paragraph" style:parent-style-name="Standard" style:list-style-name="L1">
      <style:text-properties fo:color="#00000a" style:font-name="Liberation Serif" fo:font-size="12pt" fo:language="en" fo:country="US" officeooo:rsid="001c03a5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4" style:family="paragraph" style:parent-style-name="Standard" style:list-style-name="L1">
      <style:text-properties fo:color="#00000a" style:font-name="Liberation Serif" fo:font-size="12pt" fo:language="en" fo:country="US" officeooo:rsid="001da3e9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5" style:family="paragraph" style:parent-style-name="Standard">
      <style:text-properties fo:color="#00000a" style:font-name="Liberation Serif" fo:font-size="12pt" fo:language="en" fo:country="US" officeooo:rsid="001da3e9" officeooo:paragraph-rsid="001f520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6" style:family="paragraph" style:parent-style-name="Text_20_body">
      <style:paragraph-properties fo:margin-top="0cm" fo:margin-bottom="0.247cm" style:contextual-spacing="false">
        <style:tab-stops>
          <style:tab-stop style:position="3.944cm"/>
        </style:tab-stops>
      </style:paragraph-properties>
      <style:text-properties fo:color="#00000a" style:font-name="Liberation Serif" fo:font-size="12pt" fo:language="en" fo:country="US" officeooo:rsid="001da3e9" officeooo:paragraph-rsid="0020bac2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7" style:family="paragraph" style:parent-style-name="Text_20_body" style:list-style-name="WWNum8">
      <style:paragraph-properties fo:margin-top="0cm" fo:margin-bottom="0.247cm" style:contextual-spacing="false">
        <style:tab-stops>
          <style:tab-stop style:position="3.944cm"/>
        </style:tab-stops>
      </style:paragraph-properties>
      <style:text-properties officeooo:paragraph-rsid="0020bac2"/>
    </style:style>
    <style:style style:name="P18" style:family="paragraph" style:parent-style-name="Text_20_body">
      <style:paragraph-properties fo:margin-top="0cm" fo:margin-bottom="0.247cm" style:contextual-spacing="false">
        <style:tab-stops>
          <style:tab-stop style:position="3.944cm"/>
        </style:tab-stops>
      </style:paragraph-properties>
      <style:text-properties officeooo:paragraph-rsid="0020bac2"/>
    </style:style>
    <style:style style:name="P19" style:family="paragraph" style:parent-style-name="Text_20_body">
      <style:paragraph-properties fo:margin-top="0cm" fo:margin-bottom="0.247cm" style:contextual-spacing="false">
        <style:tab-stops>
          <style:tab-stop style:position="3.944cm"/>
        </style:tab-stops>
      </style:paragraph-properties>
      <style:text-properties fo:language="en" fo:country="US" officeooo:paragraph-rsid="0020bac2"/>
    </style:style>
    <style:style style:name="P20" style:family="paragraph" style:parent-style-name="Text_20_body">
      <style:paragraph-properties fo:margin-top="0cm" fo:margin-bottom="0.247cm" style:contextual-spacing="false">
        <style:tab-stops>
          <style:tab-stop style:position="3.944cm"/>
        </style:tab-stops>
      </style:paragraph-properties>
      <style:text-properties fo:font-size="12pt" fo:language="en" fo:country="US" officeooo:paragraph-rsid="0020bac2" style:font-size-asian="12pt" style:font-size-complex="12pt"/>
    </style:style>
    <style:style style:name="T1" style:family="text">
      <style:text-properties officeooo:rsid="0017a415"/>
    </style:style>
    <style:style style:name="T2" style:family="text">
      <style:text-properties officeooo:rsid="0017c7aa"/>
    </style:style>
    <style:style style:name="T3" style:family="text">
      <style:text-properties officeooo:rsid="001da3e9"/>
    </style:style>
    <style:style style:name="T4" style:family="text">
      <style:text-properties officeooo:rsid="001c03a5"/>
    </style:style>
    <style:style style:name="T5" style:family="text">
      <style:text-properties officeooo:rsid="001a9d5d"/>
    </style:style>
    <style:style style:name="T6" style:family="text">
      <style:text-properties fo:color="#00000a" style:font-name="Liberation Serif" fo:font-size="12pt" fo:language="en" fo:country="US" officeooo:rsid="001c03a5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7" style:family="text">
      <style:text-properties fo:color="#00000a" style:font-name="Liberation Serif" fo:font-size="12pt" fo:language="en" fo:country="US" officeooo:rsid="001da3e9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8" style:family="text">
      <style:text-properties fo:color="#00000a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1486095671337740" text:style-name="L1">
        <text:list-header>
          <text:p text:style-name="P3">Requirements too detailed</text:p>
        </text:list-header>
        <text:list-item>
          <text:p text:style-name="P4">user: a user it's a person that have compiled the registration form. In this way:</text:p>
          <text:list>
            <text:list-item>
              <text:p text:style-name="P4"><text:span text:style-name="T1">the system </text:span>recognize him with a<text:span text:style-name="T2"> username that is linked to an</text:span> ID <text:span text:style-name="T1">code</text:span> created during the registration;</text:p>
            </text:list-item>
            <text:list-item>
              <text:p text:style-name="P6">when a user create<text:span text:style-name="T2">s</text:span> an event, the event will be allocated with an event code, <text:span text:style-name="T2">composed by information of timestamp (from – to), location (zip code) and the personal ID code;</text:span></text:p>
            </text:list-item>
            <text:list-item>
              <text:p text:style-name="P7">when a user wants to create a new event, the system will check if there is another event created by the same ID code and if it's overlapping that event;</text:p>
            </text:list-item>
            <text:list-item>
              <text:p text:style-name="P9">after created the event he has the possibility to invite other people through their username or ID code;</text:p>
            </text:list-item>
            <text:list-item>
              <text:p text:style-name="P9">a user can read notifications </text:p>
            </text:list-item>
            <text:list-item>
              <text:p text:style-name="P9">the system assume that the invited users belong all to the same time zone of the organizer </text:p>
            </text:list-item>
          </text:list>
        </text:list-item>
        <text:list-item>
          <text:p text:style-name="P9">forecast: </text:p>
          <text:list>
            <text:list-item>
              <text:p text:style-name="P11">the forecast information is provided by another external application</text:p>
            </text:list-item>
          </text:list>
        </text:list-item>
      </text:list>
      <text:p text:style-name="P1"/>
      <text:list xml:id="list223304902984092" text:continue-numbering="true" text:style-name="L1">
        <text:list-item>
          <text:p text:style-name="P5">user: a user it's a person that have compiled the registration form. <text:span text:style-name="T4">Here are his features</text:span>:</text:p>
          <text:list>
            <text:list-item>
              <text:p text:style-name="P12">during the registration the user has to register into the system with an email not yet registered;</text:p>
            </text:list-item>
            <text:list-item>
              <text:p text:style-name="P12">during the registration the user has to create a unique username, that will allow the system to identify him;</text:p>
            </text:list-item>
            <text:list-item>
              <text:p text:style-name="P12">once user is logged in he is able to <text:span text:style-name="T4">receive</text:span> <text:span text:style-name="T4">new notifications, to see</text:span> his calendar with all incoming event and <text:span text:style-name="T4">to</text:span> create new events;</text:p>
            </text:list-item>
            <text:list-item>
              <text:p text:style-name="P8">when a user create<text:span text:style-name="T3">s</text:span> a new event, <text:span text:style-name="T3">the organizer has to compile the event creation form with location, date, details of the event and what he means for bad weather condition for that event; </text:span></text:p>
            </text:list-item>
            <text:list-item>
              <text:p text:style-name="P8">when a user create<text:span text:style-name="T3">s</text:span> a new event, the system will check <text:span text:style-name="T3">if the creation of the event will occur at least 24 hours before the real event</text:span></text:p>
            </text:list-item>
            <text:list-item>
              <text:p text:style-name="P8">when a user create<text:span text:style-name="T3">s</text:span> a new event, the system will check if there is another event created by the <text:span text:style-name="T5">same username</text:span> and if it's overlapping that event;</text:p>
            </text:list-item>
            <text:list-item>
              <text:p text:style-name="P10">after created the event, <text:span text:style-name="T3">the organizer</text:span> has the possibility to invit<text:span text:style-name="T4">e o</text:span>ther <text:span text:style-name="T4">users</text:span> through their username. <text:span text:style-name="T4">This users will receive an invitation notification with the possibility either to accept or decline, wich will expire 24 hours before the event occurrence;</text:span></text:p>
            </text:list-item>
            <text:list-item>
              <text:p text:style-name="P12">if a user it's also the organizer, he has the possibility to update and delete an event <text:span text:style-name="T4">that will be notified to the other participating users</text:span>;</text:p>
            </text:list-item>
            <text:list-item>
              <text:p text:style-name="P13">when a user update an event, for i<text:span text:style-name="T3">n</text:span>stance changing the location or the date, a new invitation notification will be sent to all users that have been invited whether <text:span text:style-name="T3">or not they accepted the invitation to the original event;</text:span></text:p>
            </text:list-item>
            <text:list-item>
              <text:p text:style-name="P10">the system assume that the invited users belong all to the same time zone of the organizer;</text:p>
            </text:list-item>
          </text:list>
          <text:p text:style-name="P13"/>
        </text:list-item>
        <text:list-item>
          <text:p text:style-name="P13">calendar:</text:p>
          <text:list>
            <text:list-item>
              <text:p text:style-name="P14">the system adopt gregorian calendar for all users</text:p>
            </text:list-item>
            <text:list-item>
              <text:p text:style-name="P13">a calendar gives <text:span text:style-name="T3">a</text:span> <text:span text:style-name="T3">twice-monthly</text:span> vision of incoming arrangements so <text:span text:style-name="T3">users</text:span> can schedule the<text:span text:style-name="T3">ir activities</text:span> more easily;</text:p>
            </text:list-item>
            <text:list-item>
              <text:p text:style-name="P2"><text:span text:style-name="T6">a calendar shows two weeks before and </text:span><text:span text:style-name="T7">a</text:span><text:span text:style-name="T6"> weeks af</text:span><text:span text:style-name="T7">t</text:span><text:span text:style-name="T6">er </text:span><text:span text:style-name="T7">the event the forecast information</text:span></text:p>
            </text:list-item>
            <text:list-item>
              <text:p text:style-name="P14">24 hours before, the system will notify the forecast situation to all participating user in case of bad weather condition of the day of the event</text:p>
            </text:list-item>
          </text:list>
        </text:list-item>
      </text:list>
      <text:p text:style-name="P15"/>
      <text:p text:style-name="P15"/>
      <text:p text:style-name="P15"><text:soft-page-break/></text:p>
      <text:p text:style-name="P18"><text:span text:style-name="T10">Nonfunctional Requirements</text:span></text:p>
      <text:p text:style-name="P18"><text:span text:style-name="T11">In order to give a better user experience and make the software more user-friendly there are some non stricly functional requirements that will be implemented to our application.</text:span></text:p>
      <text:p text:style-name="P18"><text:span text:style-name="T10">User Interface</text:span></text:p>
      <text:p text:style-name="P18"><text:span text:style-name="T11">To improve the usability of the software we will implement a very simple and clear user interface that allows the user to easily manage all the functionalities.</text:span></text:p>
      <text:p text:style-name="P18"><text:span text:style-name="T11">The structure of the application will be at the same time both complete and essential. </text:span></text:p>
      <text:p text:style-name="P18"><text:span text:style-name="T11">In the initial page will appear a log in interface. After log in the user will be able to see the notification area in a lateral bar where will appear a section with invitation to events, accepted invitation and user's event and a section where will appear system messages. In the main section a big calendar where the user can interact with all the events.</text:span></text:p>
      <text:p text:style-name="P19"/>
      <text:p text:style-name="P18"><text:span text:style-name="T10">Documentation</text:span></text:p>
      <text:p text:style-name="P18"><text:span text:style-name="T9">To </text:span><text:span text:style-name="T8">guarantee</text:span><text:span text:style-name="T9"> the usability of the software the following document will be accessible to users and developers:</text:span></text:p>
      <text:list xml:id="list5402476577492624259" text:style-name="WWNum8">
        <text:list-item>
          <text:p text:style-name="P17"><text:span text:style-name="T9">Requirements Analysis Specification Document (RASD)</text:span></text:p>
        </text:list-item>
        <text:list-item>
          <text:p text:style-name="P17"><text:span text:style-name="T9">Design Document (DD)</text:span></text:p>
        </text:list-item>
        <text:list-item>
          <text:p text:style-name="P17"><text:span text:style-name="T9">Source code with Javadoc comments</text:span></text:p>
        </text:list-item>
        <text:list-item>
          <text:p text:style-name="P17"><text:span text:style-name="T9">User manual</text:span></text:p>
        </text:list-item>
        <text:list-item>
          <text:p text:style-name="P17"><text:span text:style-name="T9">Testing document</text:span></text:p>
        </text:list-item>
      </text:list>
      <text:p text:style-name="P18"><text:span text:style-name="T10">Security </text:span></text:p>
      <text:p text:style-name="P18"><text:span text:style-name="T9">To ensure a better reliability of personal information each user has to authenticate himself with an username and password to access to the application funtionalities.</text:span></text:p>
      <text:p text:style-name="P18"><text:span text:style-name="T9">Furthermore, every information it's stored in a secure server, so personal sentitive data are safe from external attack to user's personal computer.</text:span></text:p>
      <text:p text:style-name="P20"/>
      <text:p text:style-name="P18"><text:span text:style-name="T10">Portability</text:span></text:p>
      <text:p text:style-name="P18"><text:span text:style-name="T9">The DB will be weekly dumped to ensure safetiness of the data and the portability of the software to other platforms.</text:span></text:p>
      <text:p text:style-name="P20"/>
      <text:p text:style-name="P18"><text:span text:style-name="T9">Hardware requirements</text:span></text:p>
      <text:p text:style-name="P16">In order to have good performance...b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sheng </meta:initial-creator>
    <meta:creation-date>2014-11-05T14:56:30.159448718</meta:creation-date>
    <dc:date>2014-11-05T22:33:04.170804827</dc:date>
    <dc:creator>Jiasheng </dc:creator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2" meta:paragraph-count="47" meta:word-count="784" meta:character-count="4474" meta:non-whitespace-character-count="3761"/>
  </office:meta>
</office:document-meta>
</file>